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style:font-name="Times New Roman" fo:font-size="12pt" officeooo:rsid="0015b2b4" officeooo:paragraph-rsid="0015b2b4" style:font-size-asian="12pt" style:font-name-complex="Times New Roman1" style:font-size-complex="12pt"/>
    </style:style>
    <style:style style:name="P4" style:family="paragraph" style:parent-style-name="Standard">
      <style:paragraph-properties fo:line-height="200%" fo:text-align="center" style:justify-single-word="false"/>
      <style:text-properties officeooo:paragraph-rsid="0015b2b4"/>
    </style:style>
    <style:style style:name="P5" style:family="paragraph" style:parent-style-name="Standard">
      <style:paragraph-properties fo:line-height="200%" fo:text-align="center" style:justify-single-word="false"/>
      <style:text-properties officeooo:paragraph-rsid="0025bfdd"/>
    </style:style>
    <style:style style:name="P6" style:family="paragraph" style:parent-style-name="Standard">
      <style:paragraph-properties fo:line-height="200%" fo:text-align="start" style:justify-single-word="false"/>
      <style:text-properties officeooo:paragraph-rsid="0045e211"/>
    </style:style>
    <style:style style:name="P7"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8"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445570" officeooo:paragraph-rsid="00445570" style:font-name-asian="Noto Serif CJK SC" style:font-size-asian="12pt" style:font-weight-asian="normal" style:font-name-complex="Times New Roman1" style:font-size-complex="12pt" style:font-weight-complex="normal"/>
    </style:style>
    <style:style style:name="P9" style:family="paragraph" style:parent-style-name="Standard">
      <style:paragraph-properties fo:line-height="200%" fo:text-align="center" style:justify-single-word="false" fo:break-before="page"/>
      <style:text-properties style:font-name="Times New Roman" fo:font-size="12pt" officeooo:rsid="0015b2b4" officeooo:paragraph-rsid="0015b2b4" style:font-size-asian="12pt" style:font-name-complex="Times New Roman1" style:font-size-complex="12pt"/>
    </style:style>
    <style:style style:name="P10" style:family="paragraph" style:parent-style-name="Text_20_body">
      <style:paragraph-properties fo:margin-left="0in" fo:margin-right="0in" fo:margin-top="0in" fo:margin-bottom="0in" loext:contextual-spacing="false" fo:line-height="200%" fo:text-indent="0in" style:auto-text-indent="false" style:writing-mode="lr-tb"/>
      <style:text-properties officeooo:paragraph-rsid="0049f075"/>
    </style:style>
    <style:style style:name="P11"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4d844d" officeooo:paragraph-rsid="004d844d" style:font-name-asian="Noto Serif CJK SC" style:font-size-asian="12pt" style:font-weight-asian="normal" style:font-name-complex="Times New Roman1" style:font-size-complex="12pt" style:font-weight-complex="normal"/>
    </style:style>
    <style:style style:name="P12" style:family="paragraph" style:parent-style-name="Standard">
      <style:paragraph-properties fo:line-height="200%" fo:text-align="start" style:justify-single-word="false"/>
      <style:text-properties officeooo:paragraph-rsid="0045e211"/>
    </style:style>
    <style:style style:name="P13" style:family="paragraph" style:parent-style-name="Standard">
      <style:paragraph-properties fo:line-height="200%" fo:text-align="start" style:justify-single-word="false" fo:break-before="page"/>
      <style:text-properties style:font-name="Times New Roman" fo:font-size="12pt" fo:font-weight="bold" officeooo:rsid="00520f87" officeooo:paragraph-rsid="00520f87" style:font-size-asian="10.5pt" style:font-weight-asian="bold" style:font-name-complex="Times New Roman1" style:font-size-complex="12pt" style:font-weight-complex="bold"/>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897bd" style:font-name-complex="Times New Roman1"/>
    </style:style>
    <style:style style:name="T5" style:family="text">
      <style:text-properties style:font-name="Times New Roman" officeooo:rsid="004d844d" style:font-name-complex="Times New Roman1"/>
    </style:style>
    <style:style style:name="T6" style:family="text">
      <style:text-properties style:font-name="Times New Roman" fo:font-size="12pt" fo:font-style="normal" fo:font-weight="normal" officeooo:rsid="00497844" style:font-size-asian="10.5pt" style:font-style-asian="normal" style:font-weight-asian="normal" style:font-name-complex="Times New Roman1" style:font-size-complex="12pt" style:font-style-complex="normal" style:font-weight-complex="normal"/>
    </style:style>
    <style:style style:name="T7" style:family="text">
      <style:text-properties style:font-name="Times New Roman" fo:font-size="12pt" fo:font-style="normal" fo:font-weight="normal" officeooo:rsid="0049f075" style:font-size-asian="10.5pt" style:font-style-asian="normal" style:font-weight-asian="normal" style:font-name-complex="Times New Roman1" style:font-size-complex="12pt" style:font-style-complex="normal" style:font-weight-complex="normal"/>
    </style:style>
    <style:style style:name="T8" style:family="text">
      <style:text-properties style:font-name="Times New Roman" fo:font-size="12pt" fo:font-weight="normal" officeooo:rsid="0045e211" style:font-size-asian="10.5pt" style:font-weight-asian="normal" style:font-name-complex="Times New Roman1" style:font-size-complex="12pt" style:font-weight-complex="normal"/>
    </style:style>
    <style:style style:name="T9" style:family="text">
      <style:text-properties style:font-name="Times New Roman" fo:font-size="12pt" fo:font-weight="normal" officeooo:rsid="00467d74" style:font-size-asian="10.5pt" style:font-weight-asian="normal" style:font-name-complex="Times New Roman1" style:font-size-complex="12pt" style:font-weight-complex="normal"/>
    </style:style>
    <style:style style:name="T10" style:family="text">
      <style:text-properties style:font-name="Times New Roman" fo:font-size="12pt" fo:font-weight="normal" officeooo:rsid="0046dddc" style:font-size-asian="10.5pt" style:font-weight-asian="normal" style:font-name-complex="Times New Roman1" style:font-size-complex="12pt" style:font-weight-complex="normal"/>
    </style:style>
    <style:style style:name="T11" style:family="text">
      <style:text-properties style:font-name="Times New Roman" fo:font-size="12pt" fo:font-weight="normal" officeooo:rsid="004882d5" style:font-size-asian="10.5pt" style:font-weight-asian="normal" style:font-name-complex="Times New Roman1" style:font-size-complex="12pt" style:font-weight-complex="normal"/>
    </style:style>
    <style:style style:name="T12" style:family="text">
      <style:text-properties style:font-name="Times New Roman" fo:font-size="12pt" fo:font-weight="normal" officeooo:rsid="00497844" style:font-size-asian="10.5pt" style:font-weight-asian="normal" style:font-name-complex="Times New Roman1" style:font-size-complex="12pt" style:font-weight-complex="normal"/>
    </style:style>
    <style:style style:name="T13" style:family="text">
      <style:text-properties style:font-name="Times New Roman" fo:font-size="12pt" fo:font-weight="normal" officeooo:rsid="00515930" style:font-size-asian="10.5pt" style:font-weight-asian="normal" style:font-name-complex="Times New Roman1" style:font-size-complex="12pt" style:font-weight-complex="normal"/>
    </style:style>
    <style:style style:name="T14" style:family="text">
      <style:text-properties style:font-name="Times New Roman" fo:font-size="12pt" fo:font-weight="normal" officeooo:rsid="00520f87" style:font-size-asian="10.5pt" style:font-weight-asian="normal" style:font-name-complex="Times New Roman1" style:font-size-complex="12pt" style:font-weight-complex="normal"/>
    </style:style>
    <style:style style:name="T15" style:family="text">
      <style:text-properties style:font-name="Times New Roman" fo:font-size="12pt" fo:font-weight="normal" officeooo:rsid="00539ec7" style:font-size-asian="10.5pt" style:font-weight-asian="normal" style:font-name-complex="Times New Roman1" style:font-size-complex="12pt" style:font-weight-complex="normal"/>
    </style:style>
    <style:style style:name="T16" style:family="text">
      <style:text-properties style:font-name="Times New Roman" fo:font-size="12pt" fo:font-weight="normal" officeooo:rsid="0054dd72" style:font-size-asian="10.5pt" style:font-weight-asian="normal" style:font-name-complex="Times New Roman1" style:font-size-complex="12pt" style:font-weight-complex="normal"/>
    </style:style>
    <style:style style:name="T17" style:family="text">
      <style:text-properties style:font-name="Times New Roman" fo:font-size="12pt" fo:font-style="italic" fo:font-weight="normal" officeooo:rsid="00497844" style:font-size-asian="10.5pt" style:font-style-asian="italic" style:font-weight-asian="normal" style:font-name-complex="Times New Roman1" style:font-size-complex="12pt" style:font-style-complex="italic" style:font-weight-complex="normal"/>
    </style:style>
    <style:style style:name="T18" style:family="text">
      <style:text-properties style:font-name="Times New Roman" fo:font-size="12pt" fo:font-style="italic" fo:font-weight="normal" officeooo:rsid="0049f075" style:font-size-asian="10.5pt" style:font-style-asian="italic" style:font-weight-asian="normal" style:font-name-complex="Times New Roman1" style:font-size-complex="12pt" style:font-style-complex="italic" style:font-weight-complex="normal"/>
    </style:style>
    <style:style style:name="T19" style:family="text">
      <style:text-properties officeooo:rsid="004d844d"/>
    </style:style>
    <style:style style:name="T20" style:family="text">
      <style:text-properties officeooo:rsid="0054dd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8" text:outline-level="1">Final Project Milestone <text:span text:style-name="T19">Two</text:span></text:h>
      <text:h text:style-name="P11" text:outline-level="1">Analytic Question and Plan</text:h>
      <text:p text:style-name="P2"/>
      <text:p text:style-name="P1">Michael Surdek</text:p>
      <text:p text:style-name="P1">Southern New Hampshire University</text:p>
      <text:p text:style-name="P7"><text:span text:style-name="T3">DAT</text:span><text:span text:style-name="T1"> 6</text:span><text:span text:style-name="T4">4</text:span><text:span text:style-name="T2">0</text:span><text:span text:style-name="T1">: </text:span><text:span text:style-name="T4">Predictive Analytics</text:span></text:p>
      <text:p text:style-name="P5"><text:span text:style-name="T3">Professor </text:span><text:span text:style-name="T4">Tom Woolman</text:span></text:p>
      <text:p text:style-name="P4"><text:span text:style-name="T4">January </text:span><text:span text:style-name="T5">23</text:span><text:span text:style-name="T1">, 202</text:span><text:span text:style-name="T4">2</text:span></text:p>
      <text:p text:style-name="P13">Analytic Question and Analytic Plan</text:p>
      <text:p text:style-name="P6"><text:span text:style-name="T8"><text:tab/></text:span><text:span text:style-name="T13">The Insurance Company can leverage data mining and statistical learning techniques to enhance its marketing efforts and acquire more customers using fewer resources. With the demographic, economic, and insurance coverage </text:span><text:span text:style-name="T14">data</text:span><text:span text:style-name="T13"> that TIC has on hand, they will be able to make predictions about </text:span><text:span text:style-name="T14">their prospects current coverage status as well as their chances of purchasing additional insurance. </text:span><text:span text:style-name="T8">T</text:span><text:span text:style-name="T14">IC </text:span><text:span text:style-name="T8">has a large customer base, and in the past </text:span><text:span text:style-name="T14">they have</text:span><text:span text:style-name="T8"> seen less than stellar results </text:span><text:span text:style-name="T16">by</text:span><text:span text:style-name="T9"> trying to promote all of its products and services to each and every customer, regardless of whether they already hold that type of policy or would even be interested in one at all. With </text:span><text:span text:style-name="T14">the knowledge gained from their data mining efforts</text:span><text:span text:style-name="T9">, </text:span><text:span text:style-name="T14">they</text:span><text:span text:style-name="T9"> would be able to avoid spamming active customers and </text:span><text:span text:style-name="T10">to limit the </text:span><text:span text:style-name="T9">resources </text:span><text:span text:style-name="T10">wasted </text:span><text:span text:style-name="T9">on prospects who probably have no interest in a specific type of insurance. </text:span><text:span text:style-name="T15">To initially implement </text:span><text:span text:style-name="T10">this initiative, TIC will </text:span><text:span text:style-name="T11">address these </text:span><text:span text:style-name="T14">challenges</text:span><text:span text:style-name="T11"> with a </text:span><text:span text:style-name="T10">focus on caravan, </text:span><text:span text:style-name="T12">or mobile home,</text:span><text:span text:style-name="T10"> insurance. </text:span><text:span text:style-name="T15">The results of this initial analysis can be measured in terms of marketing conversion rates and insurance sales figures. If it turns out to improve their caravan insurance business, then a similar strategy could be utilized for the rest of the insurance types, which would add significant value and help the </text:span><text:span text:style-name="T16">entire </text:span><text:span text:style-name="T15">organization.</text:span></text:p>
      <text:p text:style-name="P6"><text:span text:style-name="T9"><text:tab/></text:span><text:span text:style-name="T14">The first step for The Insurance Company is</text:span><text:span text:style-name="T11"> to develop a </text:span><text:span text:style-name="T14">binary classification </text:span><text:span text:style-name="T11">model that predicts </text:span><text:span text:style-name="T14">whether or not </text:span><text:span text:style-name="T11">a specific customer has a caravan insurance policy. </text:span><text:span text:style-name="T14">The output of this model would be a simple yes or no. </text:span><text:span text:style-name="T11">“The underlying problem is to find the subset of customers with a probability of having a caravan insurance policy above some boundary probability. The known policyholders can then be removed and the rest receives a mailing.” (van der Putten, 2000) </text:span><text:span text:style-name="T14">One approach to this problem would be a logistic regression model that quantifies the likelihood of a customer having caravan insurance, from 0 to 100%. They could then set a threshold value, above which a customer is deemed to be a caravan insurance policy holder and therefore removed from the mailing list. This is similar to the binary classification approach, but it has limitations in this scenario. For example, instead of using an arbitrary threshold, the distrbution of outputs from the binary </text:span><text:soft-page-break/><text:span text:style-name="T14">classification model would represent the distribution of all customers, in terms of the proportion </text:span><text:span text:style-name="T15">that</text:span><text:span text:style-name="T14"> are predicted to be current policy holders. </text:span><text:span text:style-name="T11">One of the benefits of applying computational intelligence to th</text:span><text:span text:style-name="T16">is</text:span><text:span text:style-name="T11"> task is that multiple models can be generated automatically and they can be compared to each other. The model that is best for each task will be the one with the highest quality, meaning “hit rate, which should be maximized, and complexity, which should be minimized.” (Kim, 2000) </text:span><text:span text:style-name="T16">Another benefit of this approach is that the results of the model can be directly integrated into the company’s marketing software and automatically enhance their customer relationship management efforts for an extended period of time.</text:span></text:p>
      <text:p text:style-name="P9">References:</text:p>
      <text:p text:style-name="P3"/>
      <text:p text:style-name="P10"><text:span text:style-name="Emphasis"><text:span text:style-name="T7">Kim, YongSeog and Street, Nick. </text:span></text:span><text:span text:style-name="Emphasis"><text:span text:style-name="T18">CoIL Challenge 2000: Choosing and Explaining Likely Caravan<text:line-break/><text:tab/>Insurance Customers</text:span></text:span><text:span text:style-name="Emphasis"><text:span text:style-name="T7">. University of Iowa Management Sciences Department. May 26, 2000. <text:tab/>Retrieved from https://liacs.leidenuniv.nl/~puttenpwhvander/library/cc2000/STREET~1.pdf</text:span></text:span></text:p>
      <text:p text:style-name="P10"><text:span text:style-name="Emphasis"><text:span text:style-name="T6"/></text:span></text:p>
      <text:p text:style-name="P10"><text:span text:style-name="Emphasis"><text:span text:style-name="T6">van der Putten, </text:span></text:span><text:span text:style-name="Emphasis"><text:span text:style-name="T7">Peter. de Ruiter, Mic</text:span></text:span><text:span text:style-name="Emphasis"><text:span text:style-name="T6">hel. van Someren, Maarten. </text:span></text:span><text:span text:style-name="Emphasis"><text:span text:style-name="T17">CoIL Challenge 2000 Tasks and <text:tab/>Results: Predicting and Explaining Caravan Policy Ownership</text:span></text:span><text:span text:style-name="Emphasis"><text:span text:style-name="T6">. Published by Sentient Machine <text:tab/>Research, Amsterdam. Also a Leiden Institute of Advanced Computer Science Technical <text:tab/>Report. June 22, 2000. </text:span></text:span><text:span text:style-name="Emphasis"><text:span text:style-name="T7">Retrieved from <text:tab/>https://liacs.leidenuniv.nl/~puttenpwhvander/library/cc2000/PUTTEN~1.pdf</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1-23T17:22:16.807556824</dc:date>
    <meta:editing-duration>PT22H19M1S</meta:editing-duration>
    <meta:editing-cycles>22</meta:editing-cycles>
    <meta:generator>LibreOffice/6.4.7.2$Linux_X86_64 LibreOffice_project/40$Build-2</meta:generator>
    <meta:document-statistic meta:table-count="0" meta:image-count="0" meta:object-count="0" meta:page-count="4" meta:paragraph-count="13" meta:word-count="595" meta:character-count="3909" meta:non-whitespace-character-count="3319"/>
  </office:meta>
</office:document-meta>
</file>